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6.192cm" style:use-optimal-column-width="false"/>
    </style:style>
    <style:style style:name="co2" style:family="table-column">
      <style:table-column-properties style:column-width="62.208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39.77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8.399cm" svg:height="100.44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جو بھی گرتا ہے اِس غم میں آنسو<text:line-break/>کوئی بیکار جاتا نہیں ہے<text:span text:style-name="T1"><text:line-break/></text:span><text:span text:style-name="T1"/></text:p>
              </table:table-cell>
              <table:table-cell>
                <text:p text:style-name="P1">آؤ رولیں شہِ کربلا کو<text:line-break/>زندگی کا بھروسا نہیں ہے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بحرِ تعظیم اُٹھو اے اکبر<text:line-break/>پردا داری کرو میرے دلبر<text:line-break/>آ رہی ہے سواری پھوپھی کی<text:line-break/>جس کا کوئی سہارا نہیں ہے<text:span text:style-name="T1"><text:line-break/></text:span><text:span text:style-name="T1"/></text:p>
              </table:table-cell>
              <table:table-cell>
                <text:p text:style-name="P1">جب جلے ہوں گے خیمے حرم کے<text:line-break/>جب چھنی ہوں گی سر سے ردائیں<text:line-break/>کیا بنی ہو گی سیدانیوں پر<text:line-break/>وہ سماں دل سے جاتا نہیں ہے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جب مدینے میں جائے گی زینب<text:line-break/>کیا بتائے گی صغریٰ کو زینب<text:line-break/>وہ نشانِ رسن بازوؤں پر<text:line-break/>نیل اب تک بھی چھوٹا نہیں ہے<text:span text:style-name="T1"><text:line-break/></text:span><text:span text:style-name="T1"/></text:p>
              </table:table-cell>
              <table:table-cell>
                <text:p text:style-name="P1">کربلا میں جو جائے گی زینب<text:line-break/>کیا بتائے گی بھائی کو زینب<text:line-break/>چھٹ کے زنداں سے جو آ رہیں ہیں<text:line-break/>اُن میں پیاری سکینہ نہیں ہے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18.389cm" fo:page-height="100.4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21:06:34.158757200</meta:creation-date>
    <dc:date>2026-01-27T21:09:09.615601800</dc:date>
    <meta:editing-duration>PT2M35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